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97bc2" fo:background-color="transparent" style:font-size-asian="12pt" style:font-size-complex="12pt"/>
    </style:style>
    <style:style style:name="P2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b2343" fo:background-color="transparent" style:font-size-asian="12pt" style:font-size-complex="12pt"/>
    </style:style>
    <style:style style:name="P3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b90ba" fo:background-color="transparent" style:font-size-asian="12pt" style:font-size-complex="12pt"/>
    </style:style>
    <style:style style:name="P4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eb7cd" fo:background-color="transparent" style:font-size-asian="12pt" style:font-size-complex="12pt"/>
    </style:style>
    <style:style style:name="P5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97bc2"/>
    </style:style>
    <style:style style:name="P6" style:family="paragraph" style:parent-style-name="Standard">
      <style:paragraph-properties style:line-height-at-least="0.402cm"/>
      <style:text-properties officeooo:paragraph-rsid="001952ae"/>
    </style:style>
    <style:style style:name="P7" style:family="paragraph" style:parent-style-name="Standard">
      <style:paragraph-properties style:line-height-at-least="0.402cm"/>
      <style:text-properties officeooo:paragraph-rsid="001952ae" fo:background-color="transparent"/>
    </style:style>
    <style:style style:name="P8" style:family="paragraph" style:parent-style-name="Standard">
      <style:paragraph-properties style:line-height-at-least="0.402cm" fo:text-align="center" style:justify-single-word="false"/>
      <style:text-properties officeooo:rsid="00197bc2" officeooo:paragraph-rsid="00197bc2" fo:background-color="transparent"/>
    </style:style>
    <style:style style:name="P9" style:family="paragraph" style:parent-style-name="Standard">
      <style:paragraph-properties style:line-height-at-least="0.402cm"/>
      <style:text-properties fo:color="#000000" style:font-name="Liberation Serif" fo:font-size="12pt" fo:font-weight="normal" officeooo:paragraph-rsid="00197bc2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style:font-name="Liberation Serif" fo:font-size="12pt" fo:font-weight="normal" officeooo:paragraph-rsid="002055b0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402cm"/>
      <style:text-properties fo:text-transform="capitalize" fo:color="#333333" style:font-name="Roboto" fo:font-size="10.1999998092651pt" fo:letter-spacing="normal" fo:font-style="normal" fo:font-weight="bold" officeooo:paragraph-rsid="00197bc2" fo:background-color="transparent" style:font-size-asian="12pt" style:font-size-complex="12pt"/>
    </style:style>
    <style:style style:name="P12" style:family="paragraph" style:parent-style-name="Standard">
      <style:paragraph-properties style:line-height-at-least="0.402cm"/>
      <style:text-properties fo:text-transform="capitalize" fo:color="#000000" style:font-name="Liberation Serif" fo:font-size="12pt" fo:letter-spacing="normal" fo:font-style="normal" fo:font-weight="normal" officeooo:paragraph-rsid="00197bc2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952a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2055b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rsid="00197bc2" officeooo:paragraph-rsid="00197bc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rsid="001d59d6" officeooo:paragraph-rsid="001d59d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style:line-height-at-least="0.402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9a06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style:line-height-at-least="0.402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b234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rsid="001d59d6" officeooo:paragraph-rsid="001d59d6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rsid="001d59d6" officeooo:paragraph-rsid="001d59d6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952ae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4f4f4f" style:font-name="Roboto" fo:font-size="8.39999961853027pt" fo:letter-spacing="normal" fo:font-style="normal" fo:font-weight="normal" officeooo:rsid="001d59d6" officeooo:paragraph-rsid="001d59d6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Liberation Serif" fo:font-size="12pt" fo:font-weight="normal" officeooo:paragraph-rsid="001952ae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Liberation Serif" fo:font-size="12pt" fo:font-weight="normal" officeooo:paragraph-rsid="001eb7cd" fo:background-color="transparent" style:font-size-asian="12pt" style:font-size-complex="12pt"/>
    </style:style>
    <style:style style:name="P26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rsid="001952ae" officeooo:paragraph-rsid="001952ae" fo:background-color="transparent" style:font-size-asian="12pt" style:font-size-complex="12pt"/>
    </style:style>
    <style:style style:name="P27" style:family="paragraph" style:parent-style-name="Standard">
      <style:paragraph-properties style:line-height-at-least="0.402cm" fo:text-align="center" style:justify-single-word="false"/>
      <style:text-properties style:use-window-font-color="true" style:font-name="Liberation Serif" fo:font-size="12pt" fo:font-weight="normal" officeooo:rsid="00197bc2" officeooo:paragraph-rsid="00197bc2" fo:background-color="transparent" style:font-size-asian="12pt" style:font-size-complex="12pt"/>
    </style:style>
    <style:style style:name="P28" style:family="paragraph" style:parent-style-name="Standard">
      <style:paragraph-properties style:line-height-at-least="0.402cm"/>
      <style:text-properties style:use-window-font-color="true" style:font-name="Liberation Serif" fo:font-size="12pt" fo:font-weight="normal" officeooo:paragraph-rsid="00197bc2" fo:background-color="transparent" style:font-size-asian="12pt" style:font-size-complex="12pt"/>
    </style:style>
    <style:style style:name="P29" style:family="paragraph" style:parent-style-name="Standard">
      <style:paragraph-properties style:line-height-at-least="0.402cm"/>
      <style:text-properties fo:font-variant="normal" fo:text-transform="none" fo:color="#000000" style:font-name="Liberation Serif" fo:font-size="12pt" fo:letter-spacing="normal" fo:font-style="normal" fo:font-weight="normal" officeooo:paragraph-rsid="001b90ba" fo:background-color="transparent" style:font-size-asian="12pt" style:font-size-complex="12pt"/>
    </style:style>
    <style:style style:name="P30" style:family="paragraph" style:parent-style-name="Standard">
      <style:paragraph-properties style:line-height-at-least="0.402cm"/>
      <style:text-properties fo:color="#000000" style:font-name="Liberation Serif" fo:font-size="12pt" fo:font-weight="normal" officeooo:paragraph-rsid="00197bc2" fo:background-color="transparent" style:font-size-asian="12pt" style:font-size-complex="12pt"/>
    </style:style>
    <style:style style:name="P31" style:family="paragraph" style:parent-style-name="Standard">
      <style:paragraph-properties style:line-height-at-least="0.402cm"/>
      <style:text-properties fo:color="#000000" style:font-name="Liberation Serif" fo:font-size="12pt" fo:font-weight="normal" officeooo:paragraph-rsid="001eb7cd" fo:background-color="transparent" style:font-size-asian="12pt" style:font-size-complex="12pt"/>
    </style:style>
    <style:style style:name="P32" style:family="paragraph" style:parent-style-name="Standard">
      <style:paragraph-properties style:line-height-at-least="0.402cm"/>
      <style:text-properties fo:color="#000000" style:font-name="Liberation Serif" fo:font-size="12pt" fo:font-weight="normal" officeooo:paragraph-rsid="00197bc2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text-transform="capitalize" fo:color="#000000" style:font-name="Liberation Serif" fo:font-size="12pt" fo:letter-spacing="normal" fo:font-style="normal" fo:font-weight="normal" officeooo:paragraph-rsid="001d59d6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text-transform="capitalize" fo:color="#000000" style:font-name="Liberation Serif" fo:font-size="12pt" fo:letter-spacing="normal" fo:font-style="normal" fo:font-weight="normal" officeooo:paragraph-rsid="0024127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952a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d59d6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222c1c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style:line-height-at-least="0.402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paragraph-rsid="001d59d6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text-transform="capitalize" fo:color="#000000" style:font-name="Liberation Serif" fo:font-size="12pt" fo:letter-spacing="normal" fo:font-style="normal" fo:font-weight="normal" officeooo:rsid="001d59d6" officeooo:paragraph-rsid="00298a4f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style:line-height-at-least="0.402cm" fo:orphans="2" fo:widows="2" fo:text-indent="0cm" style:auto-text-indent="false"/>
      <style:text-properties officeooo:paragraph-rsid="0026dcff"/>
    </style:style>
    <style:style style:name="T1" style:family="text">
      <style:text-properties style:use-window-font-color="true" style:font-name="Liberation Serif" fo:font-size="12pt" fo:font-weight="normal" style:font-size-asian="12pt" style:font-size-complex="12pt"/>
    </style:style>
    <style:style style:name="T2" style:family="text">
      <style:text-properties style:use-window-font-color="true" style:font-name="Liberation Serif" fo:font-size="12pt" fo:font-weight="normal" officeooo:rsid="001952ae" style:font-size-asian="12pt" style:font-size-complex="12pt"/>
    </style:style>
    <style:style style:name="T3" style:family="text">
      <style:text-properties style:use-window-font-color="true" style:font-name="Liberation Serif" fo:font-size="12pt" fo:background-color="#1f1f1f" loext:char-shading-value="0" style:font-size-asian="12pt" style:font-size-complex="12pt"/>
    </style:style>
    <style:style style:name="T4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6" style:family="text">
      <style:text-properties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officeooo:rsid="001952a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197bc2" fo:background-color="transparent" loext:char-shading-value="0" style:font-size-asian="12pt" style:font-size-complex="12pt"/>
    </style:style>
    <style:style style:name="T9" style:family="text">
      <style:text-properties officeooo:rsid="0024ea02" fo:background-color="transparent" loext:char-shading-value="0" style:font-size-asian="12pt" style:font-size-complex="12pt"/>
    </style:style>
    <style:style style:name="T10" style:family="text">
      <style:text-properties fo:text-transform="capitalize" fo:letter-spacing="normal" fo:font-style="normal"/>
    </style:style>
    <style:style style:name="T11" style:family="text">
      <style:text-properties fo:text-transform="capitalize" fo:letter-spacing="normal" fo:font-style="normal" officeooo:rsid="001d59d6"/>
    </style:style>
    <style:style style:name="T12" style:family="text">
      <style:text-properties fo:text-transform="capitalize" fo:letter-spacing="normal" fo:font-style="normal" officeooo:rsid="0024ea02" style:font-size-asian="12pt" style:font-weight-asian="normal" style:font-size-complex="12pt" style:font-weight-complex="normal"/>
    </style:style>
    <style:style style:name="T13" style:family="text">
      <style:text-properties fo:text-transform="capitalize" fo:letter-spacing="normal" fo:font-style="normal" officeooo:rsid="001d59d6" style:font-size-asian="12pt" style:font-weight-asian="normal" style:font-size-complex="12pt" style:font-weight-complex="normal"/>
    </style:style>
    <style:style style:name="T14" style:family="text">
      <style:text-properties fo:text-transform="capitalize" fo:letter-spacing="normal" fo:font-style="normal" officeooo:rsid="0026dcff" style:font-size-asian="12pt" style:font-weight-asian="normal" style:font-size-complex="12pt" style:font-weight-complex="normal"/>
    </style:style>
    <style:style style:name="T15" style:family="text">
      <style:text-properties fo:text-transform="capitalize" fo:letter-spacing="normal" fo:font-style="normal" officeooo:rsid="00276380" style:font-size-asian="12pt" style:font-weight-asian="normal" style:font-size-complex="12pt" style:font-weight-complex="normal"/>
    </style:style>
    <style:style style:name="T16" style:family="text">
      <style:text-properties style:font-size-asian="12pt" style:font-weight-asian="normal" style:font-size-complex="12pt" style:font-weight-complex="normal"/>
    </style:style>
    <style:style style:name="T17" style:family="text">
      <style:text-properties officeooo:rsid="00197bc2"/>
    </style:style>
    <style:style style:name="T18" style:family="text">
      <style:text-properties fo:font-variant="normal" fo:text-transform="none" fo:color="#000000" fo:letter-spacing="normal" fo:font-style="normal"/>
    </style:style>
    <style:style style:name="T19" style:family="text">
      <style:text-properties fo:font-variant="normal" fo:text-transform="none" fo:color="#000000" fo:letter-spacing="normal" fo:font-style="normal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officeooo:rsid="001b2343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fo:letter-spacing="normal" fo:font-style="normal" officeooo:rsid="0024ea02"/>
    </style:style>
    <style:style style:name="T22" style:family="text">
      <style:text-properties officeooo:rsid="0019a06c"/>
    </style:style>
    <style:style style:name="T23" style:family="text">
      <style:text-properties officeooo:rsid="001b2343"/>
    </style:style>
    <style:style style:name="T24" style:family="text">
      <style:text-properties officeooo:rsid="0024ea02"/>
    </style:style>
    <style:style style:name="T25" style:family="text">
      <style:text-properties officeooo:rsid="0026dcff"/>
    </style:style>
    <style:style style:name="T26" style:family="text">
      <style:text-properties officeooo:rsid="001d59d6"/>
    </style:style>
    <style:style style:name="T27" style:family="text">
      <style:text-properties fo:color="#ce9178" style:font-name="Droid Sans Mono" fo:font-size="8.39999961853027pt" fo:background-color="#1f1f1f" loext:char-shading-value="0"/>
    </style:style>
    <style:style style:name="T28" style:family="text">
      <style:text-properties fo:color="#ce9178" style:font-name="Droid Sans Mono" fo:font-size="12pt" fo:background-color="#1f1f1f" loext:char-shading-value="0" style:font-size-asian="12pt" style:font-size-complex="12pt"/>
    </style:style>
    <style:style style:name="T29" style:family="text">
      <style:text-properties fo:color="#ce9178" style:font-name="Liberation Serif" fo:font-size="12pt" fo:background-color="#1f1f1f" loext:char-shading-value="0" style:font-size-asian="12pt" style:font-size-complex="12pt"/>
    </style:style>
    <style:style style:name="T30" style:family="text">
      <style:text-properties officeooo:rsid="002763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8"><text:span text:style-name="T2">B</text:span><text:span text:style-name="T1">elstar Web Application</text:span></text:p>
      <text:p text:style-name="P27"/>
      <text:p text:style-name="P27">LUC</text:p>
      <text:p text:style-name="P26"/>
      <text:p text:style-name="P26"/>
      <text:p text:style-name="P7"><text:span text:style-name="T2">1.</text:span><text:span text:style-name="T1">LUC Branches</text:span></text:p>
      <text:p text:style-name="P6"><text:line-break/>select</text:p>
      <text:p text:style-name="Standard">sum(total_branch) total_branch</text:p>
      <text:p text:style-name="Standard">from data-analytics-336013.luc_dataset.LUC_TotalBranch_table</text:p>
      <text:p text:style-name="Standard">where CreatedDate= <text:s/>‘2024-05-08’</text:p>
      <text:p text:style-name="Standard"/>
      <text:p text:style-name="P22"><text:span text:style-name="T7">2.</text:span><text:span text:style-name="T6">LUC Member / LUC Group / <text:s/>LUC Loan Amount / </text:span><text:span text:style-name="T16">LUC Loan</text:span></text:p>
      <text:p text:style-name="P14"/>
      <text:p text:style-name="P13">select </text:p>
      <text:p text:style-name="P13">count( OurBranchID)lucBranches,</text:p>
      <text:p text:style-name="P13">count( MemberID)Member,</text:p>
      <text:p text:style-name="P13">sum( LoanAmount)LoanAmount,</text:p>
      <text:p text:style-name="P13">count( GROUPID) groupCount,</text:p>
      <text:p text:style-name="P13">count( LoanID)LoanID</text:p>
      <text:p text:style-name="P13">from data-analytics-336013.LUCDashboard.LUCMetrics <text:s/></text:p>
      <text:p text:style-name="P14">where runningdate &gt;= ‘2024-05-01’ AND runningdate &lt;= ‘2024-05-08’</text:p>
      <text:p text:style-name="P16"/>
      <text:p text:style-name="P14"><text:span text:style-name="T17">3.</text:span>Rating Classification <text:s/><text:span text:style-name="T23">excel</text:span></text:p>
      <text:p text:style-name="P14"/>
      <text:p text:style-name="P24">SELECT Model, StateName, RegionName, BranchName, LoanID, MemberID,GROUPID,LoanAmount,UtilizeAmount,Rating_Classification,UtilizationRemark,runningdate</text:p>
      <text:p text:style-name="P25">FROM data-analytics-336013.LUCDashboard.LUCMetrics where 1=1 and runningdate= '2024-05-08' <text:s text:c="2"/>and LOWER(model) in ("'PRAGATI'", "'SHG'", "'SP'" ) </text:p>
      <text:p text:style-name="P1"/>
      <text:p text:style-name="P19"><text:span text:style-name="T24">4</text:span><text:span text:style-name="T17">.</text:span>Rating Classification </text:p>
      <text:p text:style-name="P19"/>
      <text:p text:style-name="P1">select </text:p>
      <text:p text:style-name="P1">safe_divide( sum(case when Rating_Classification='Passive' THEN <text:s/>LoanAmount else 0 end),</text:p>
      <text:p text:style-name="P1">sum(LoanAmount)) * 100 as <text:s/>Rating_ClassificationLoanPercentagePassive,</text:p>
      <text:p text:style-name="P1">safe_divide( sum(case when Rating_Classification='Promoter' THEN <text:s/>LoanAmount else 0 end),</text:p>
      <text:p text:style-name="P1">sum(LoanAmount)) * 100 as <text:s/>Rating_ClassificationLoanPercentagePromoter,</text:p>
      <text:p text:style-name="P1">safe_divide( sum(case when Rating_Classification='Detractor' THEN <text:s/>LoanAmount else 0 end),</text:p>
      <text:p text:style-name="P1">sum(LoanAmount)) * 100 as <text:s/>Rating_ClassificationLoanPercentageDetractor,</text:p>
      <text:p text:style-name="P1">safe_divide( sum(case when Rating_Classification='No Rating' THEN <text:s/>LoanAmount else 0 end),</text:p>
      <text:p text:style-name="P1">sum(LoanAmount)) * 100 as <text:s/>Rating_ClassificationLoanPercentageNoRating,</text:p>
      <text:p text:style-name="P1">count(case when Rating_Classification='Passive' THEN <text:s/>LoanID else null end)as <text:s/>Rating_ClassificationLoanLCPassive,</text:p>
      <text:p text:style-name="P1"><text:s/>count(case when Rating_Classification='Promoter' THEN <text:s/>LoanID else null end)as <text:s/>Rating_ClassificationLoanLCPromoter,</text:p>
      <text:p text:style-name="P1">count(case when Rating_Classification='Detractor' THEN <text:s/>LoanID else null end)as <text:s/>Rating_ClassificationLoanLCDetractor,</text:p>
      <text:p text:style-name="P1">count(case when Rating_Classification='No Rating' THEN <text:s/>LoanID else null end)as <text:s/>Rating_ClassificationLoanLCNoRating,</text:p>
      <text:p text:style-name="P1">runningdate</text:p>
      <text:p text:style-name="P1"><text:soft-page-break/>from data-analytics-336013.LUCDashboard.LUCMetrics </text:p>
      <text:p text:style-name="P2">where runningdate &gt;= '2024-05-01' AND runningdate &lt;= '2024-05-08' and (Model) in ('PRAGATI', 'SHG', 'SP') group by runningdate </text:p>
      <text:p text:style-name="P1"/>
      <text:p text:style-name="P5"><text:span text:style-name="T9">5</text:span><text:span text:style-name="T8">.</text:span><text:span text:style-name="T19">Loan Utilization </text:span><text:span text:style-name="T20">Excel</text:span></text:p>
      <text:p text:style-name="P1"/>
      <text:p text:style-name="P1">SELECT StateName, RegionName, BranchName, LoanID,LoanAmount, UtilizationRemark</text:p>
      <text:p text:style-name="P4">FROM data-analytics-336013.LUCDashboard.LUCMetrics where 1=1 and runningdate = "'2024-05-08'" </text:p>
      <text:p text:style-name="P1"/>
      <text:p text:style-name="P3"><text:span text:style-name="T21">6.</text:span><text:span text:style-name="T18">Loan Utilization</text:span></text:p>
      <text:p text:style-name="P29"/>
      <text:p text:style-name="P30">select </text:p>
      <text:p text:style-name="P30">safe_divide( sum(case when UtilizationRemark='&gt; 50% Loan Utilization' THEN <text:s/>LoanAmount else 0 end),</text:p>
      <text:p text:style-name="P30">sum(LoanAmount)) * 100 as <text:s/>UtilizationRemarkLoanPercentagegt50,</text:p>
      <text:p text:style-name="P30">safe_divide( sum(case when UtilizationRemark='&lt; 50% Loan Utilization' THEN <text:s/>LoanAmount else 0 end),</text:p>
      <text:p text:style-name="P30">sum(LoanAmount)) * 100 as <text:s/>UtilizationRemarkLoanPercentagelt50,</text:p>
      <text:p text:style-name="P30">safe_divide( sum(case when UtilizationRemark='Not Utilized' THEN <text:s/>LoanAmount else 0 end),</text:p>
      <text:p text:style-name="P30">sum(LoanAmount)) * 100 as <text:s/>UtilizationRemarkLoanPercentagenotUtilized,</text:p>
      <text:p text:style-name="P30">count(case when UtilizationRemark='&gt; 50% Loan Utilization' THEN <text:s/>LoanID else null end)as <text:s/>UtilizationRemarkLoanLCgt50,</text:p>
      <text:p text:style-name="P30">count(case when UtilizationRemark='&lt; 50% Loan Utilization' THEN <text:s/>LoanID else null end)as <text:s/>UtilizationRemarkLoanLClt50,</text:p>
      <text:p text:style-name="P30">count(case when UtilizationRemark='Not Utilized' THEN <text:s/>LoanID else null end)as <text:s/>UtilizationRemarkLoanLCnotUtilized,runningdate</text:p>
      <text:p text:style-name="P30">from data-analytics-336013.LUCDashboard.LUCMetrics</text:p>
      <text:p text:style-name="P31">where runningdate &gt;= '2024-05-01' AND runningdate &lt;= '2024-05-08' and (Model) in ('PRAGATI', 'SHG', 'SP' ) group by runningdate <text:s/></text:p>
      <text:p text:style-name="P3"/>
      <text:p text:style-name="P1"/>
      <text:p text:style-name="P12"><text:span text:style-name="T24">7</text:span><text:span text:style-name="T22">.</text:span>RAT Status <text:span text:style-name="T22">excel</text:span></text:p>
      <text:p text:style-name="P12"/>
      <text:p text:style-name="P9">SELECT L.Statename, L.Regionname, L.Branchname, L.ModelDesc AS Model, L.GroupID, L.GroupName, <text:s/></text:p>
      <text:p text:style-name="P9">L.CustomerID, L.CustomerName, L.LoanID, ProductCategoryName AS Prodcategory, L.LoanAmount, <text:s/></text:p>
      <text:p text:style-name="P9">L.CBDate, L.COScreeningDate, L.SOEmpName AS COEmpName, L.SOEmpCode AS COEmpCode, <text:s/></text:p>
      <text:p text:style-name="P9">L.GVPRatingDate AS BMRatingDate, L.GVPEmpName AS BMEmpName, L.GVPEmpCode AS BMEmpCode, </text:p>
      <text:p text:style-name="P9">L.RATEmpName, L.RATEmpCode, L.RATStatus, L.RATDate, L.ReasonforRejection, <text:s/></text:p>
      <text:p text:style-name="P9">L.DisbursementDate, L.Remarks, L.RunningDate </text:p>
      <text:p text:style-name="P9">FROM data-analytics-336013.luc_dataset.BRNET_RATStatus L </text:p>
      <text:p text:style-name="P9">WHERE 1 = 1 </text:p>
      <text:p text:style-name="P10">AND L.RunningDate = "'2024-05-08'" <text:s/>and LOWER(model) in ("'PRAGATI'", "'SHG'", "'SP'" ) </text:p>
      <text:p text:style-name="P10"/>
      <text:p text:style-name="P10"/>
      <text:p text:style-name="P11"/>
      <text:p text:style-name="P11"/>
      <text:p text:style-name="P11"/>
      <text:p text:style-name="P11"/>
      <text:p text:style-name="P18"><text:soft-page-break/><text:span text:style-name="T24">8</text:span><text:span text:style-name="T22">.</text:span>RAT Status</text:p>
      <text:p text:style-name="P14"/>
      <text:p text:style-name="P14">SELECT L.Statename as Statename, SUM(CASE WHEN L.Remarks = '' THEN 1 ELSE 0 END) AS ratcount, </text:p>
      <text:p text:style-name="P14">SUM(CASE WHEN L.Remarks = '' THEN 0 ELSE 1 END) AS dacount </text:p>
      <text:p text:style-name="P14">FROM data-analytics-336013.luc_dataset.BRNET_RATStatus L </text:p>
      <text:p text:style-name="P14">WHERE 1 = 1 </text:p>
      <text:p text:style-name="P15">AND L.RunningDate = <text:s/>'2024-05-08' <text:s text:c="3"/>and LOWER(ModelID) in ('PRAGAT', 'SHG', 'SP' )GROUP BY L.StateID, L.Statename ORDER BY dacount DESC </text:p>
      <text:p text:style-name="P14"/>
      <text:p text:style-name="P14"/>
      <text:p text:style-name="P17"><text:span text:style-name="T24">9.</text:span>India map Excel</text:p>
      <text:p text:style-name="P17"/>
      <text:p text:style-name="P36">SELECT L.Statename, L.Regionname, L.Branchname, L.ModelDesc AS Model, L.GroupID, L.GroupName, <text:s/></text:p>
      <text:p text:style-name="P36">L.CustomerID, L.CustomerName, L.LoanID, ProductCategoryName AS Prodcategory, L.LoanAmount, <text:s/></text:p>
      <text:p text:style-name="P36">L.CBDate, L.COScreeningDate, L.SOEmpName AS COEmpName, L.SOEmpCode AS COEmpCode, <text:s/></text:p>
      <text:p text:style-name="P36">L.GVPRatingDate AS BMRatingDate, L.GVPEmpName AS BMEmpName, L.GVPEmpCode AS BMEmpCode, </text:p>
      <text:p text:style-name="P36">L.RATEmpName, L.RATEmpCode, L.RATStatus, L.RATDate, L.ReasonforRejection, <text:s/></text:p>
      <text:p text:style-name="P36">L.DisbursementDate, L.Remarks, L.RunningDate </text:p>
      <text:p text:style-name="P36">FROM data-analytics-336013.luc_dataset.BRNET_RATStatus L </text:p>
      <text:p text:style-name="P36">WHERE 1 = 1 </text:p>
      <text:p text:style-name="P37">AND L.RunningDate = "'2024-05-08'" <text:s/>and LOWER(model) in ("'PRAGATI'", "'SHG'", "'SP'" )</text:p>
      <text:p text:style-name="P33"/>
      <text:p text:style-name="P38"><text:span text:style-name="T24">10.</text:span><text:span text:style-name="T26">India map </text:span><text:span text:style-name="T25">(RAT Approved)</text:span></text:p>
      <text:p text:style-name="P38"/>
      <text:p text:style-name="P33">SELECT L.StateID, L.Statename, <text:s/></text:p>
      <text:p text:style-name="P33">SUM(CASE WHEN L.Remarks = '' THEN 1 ELSE 0 END) AS count, </text:p>
      <text:p text:style-name="P33">COUNT(L.ApplicationFileNo) AS totalloancount, </text:p>
      <text:p text:style-name="P33">ROUND(SAFE_DIVIDE(SUM(CASE WHEN L.Remarks = '' THEN 1 ELSE 0 END) * 100.00, COUNT(L.ApplicationFileNo)), 2) AS percent </text:p>
      <text:p text:style-name="P33">FROM data-analytics-336013.luc_dataset.BRNET_RATStatus L </text:p>
      <text:p text:style-name="P33">WHERE 1 = 1 </text:p>
      <text:p text:style-name="P34">AND L.RunningDate = "'2024-05-08'" GROUP BY L.StateID, L.Statename </text:p>
      <text:p text:style-name="P33"/>
      <text:p text:style-name="P40"><text:span text:style-name="T12">1</text:span><text:span text:style-name="T15">1</text:span><text:span text:style-name="T12">.</text:span><text:span text:style-name="T13">India map </text:span><text:span text:style-name="T14">(</text:span><text:span text:style-name="T5">Direct Sanction</text:span><text:span text:style-name="T14">)</text:span></text:p>
      <text:p text:style-name="P40"><text:span text:style-name="T14"/></text:p>
      <text:p text:style-name="P40"><text:span text:style-name="T14">SELECT L.StateID, L.Statename, <text:s/></text:span></text:p>
      <text:p text:style-name="P40"><text:span text:style-name="T14">SUM(CASE WHEN L.Remarks = '' THEN 0 ELSE 1 END) AS count, </text:span></text:p>
      <text:p text:style-name="P40"><text:span text:style-name="T14">COUNT(L.ApplicationFileNo) AS totalloancount, </text:span></text:p>
      <text:p text:style-name="P40"><text:span text:style-name="T14">ROUND(SAFE_DIVIDE(SUM(CASE WHEN L.Remarks = '' THEN 0 ELSE 1 END) * 100.00, COUNT(L.ApplicationFileNo)), 2) AS percent </text:span></text:p>
      <text:p text:style-name="P40"><text:span text:style-name="T14">FROM data-analytics-336013.luc_dataset.BRNET_RATStatus L </text:span></text:p>
      <text:p text:style-name="P40"><text:span text:style-name="T14">WHERE 1 = 1 </text:span></text:p>
      <text:p text:style-name="P40"><text:span text:style-name="T14">AND L.RunningDate = <text:s/>‘2024-05-08’ GROUP BY L.StateID, L.Statename </text:span></text:p>
      <text:p text:style-name="P40"><text:span text:style-name="T14"/></text:p>
      <text:p text:style-name="P21"><text:span text:style-name="T24">1</text:span><text:span text:style-name="T30">2</text:span><text:span text:style-name="T24">.</text:span>States</text:p>
      <text:p text:style-name="P23"/>
      <text:p text:style-name="P20"><text:s/>SELECT COUNT(DISTINCT StateID) AS Statecnt , </text:p>
      <text:p text:style-name="P20">COUNT(DISTINCT RegionID) AS Regioncnt , </text:p>
      <text:p text:style-name="P20"><text:soft-page-break/>COUNT(DISTINCT BranchID) Branchcnt </text:p>
      <text:p text:style-name="P20">FROM data-analytics-336013.SO_Dashboard.fp_kpi_portfolio_od_par_table L</text:p>
      <text:p text:style-name="P20">WHERE 1 = 1 </text:p>
      <text:p text:style-name="P39">AND L.RunningDate = '2024-05-08' and (ModelID) in ('PRAGAT', 'SHG', 'SP'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10:37:49.100872936</meta:creation-date>
    <dc:date>2024-05-09T17:56:27.720020128</dc:date>
    <meta:editing-duration>PT49M1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4" meta:paragraph-count="101" meta:word-count="629" meta:character-count="6168" meta:non-whitespace-character-count="5534"/>
  </office:meta>
</office:document-meta>
</file>